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b96b" officeooo:paragraph-rsid="0011b96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amp;#x106,&amp;#x10C,&amp;#x110,&amp;#x160,&amp;#x17D,&amp;#x10D,&amp;#x107,&amp;#x111,&amp;#x161,&amp;#x17E,&amp;#x410,&amp;#x411,&amp;#x412,&amp;#x413,&amp;#x490,&amp;#x414,&amp;#x402,&amp;#x415,&amp;#x401,&amp;#x404,&amp;#x416,&amp;#x417,&amp;#x405,&amp;#x418,&amp;#x406,&amp;#x407,&amp;#x419,&amp;#x408,&amp;#x41A,&amp;#x41B,&amp;#x409,&amp;#x41C,&amp;#x41D,&amp;#x40A,&amp;#x41E,&amp;#x41F,&amp;#x420,&amp;#x421,&amp;#x422,&amp;#x40B,&amp;#x423,&amp;#x40E,&amp;#x424,&amp;#x425,&amp;#x426,&amp;#x427,&amp;#x40F,&amp;#x428,&amp;#x429,&amp;#x42A,&amp;#x42B,&amp;#x42C,&amp;#x42D,&amp;#x42E,&amp;#x42F,&amp;#x430,&amp;#x431,&amp;#x432,&amp;#x433,&amp;#x491,&amp;#x434,&amp;#x452,&amp;#x435,&amp;#x451,&amp;#x454,&amp;#x436,&amp;#x437,&amp;#x455,&amp;#x438,&amp;#x456,&amp;#x457,&amp;#x439,&amp;#x458,&amp;#x43A,&amp;#x43B,&amp;#x459,&amp;#x43C,&amp;#x43D,&amp;#x45A,&amp;#x43E,&amp;#x43F,&amp;#x440,&amp;#x441,&amp;#x442,&amp;#x45B,&amp;#x443,&amp;#x45E,&amp;#x444,&amp;#x445,&amp;#x446,&amp;#x447,&amp;#x45F,&amp;#x448,&amp;#x449,&amp;#x44A,&amp;#x44B,&amp;#x44C,&amp;#x44D,&amp;#x44E,&amp;#x44F,&amp;#x391,&amp;#x392,&amp;#x393,&amp;#x394,&amp;#x395,&amp;#x396,&amp;#x397,&amp;#x398,&amp;#x399,&amp;#x39A,&amp;#x39B,&amp;#x39C,&amp;#x39D,&amp;#x39E,&amp;#x39F,&amp;#x3A0,&amp;#x3A1,&amp;#x3A3,&amp;#x3A4,&amp;#x3A5,&amp;#x3A6,&amp;#x3A7,&amp;#x3A8,&amp;#x3A9,&amp;#x3B1,&amp;#x3B2,&amp;#x3B3,&amp;#x3B4,&amp;#x3B5,&amp;#x3B6,&amp;#x3B7,&amp;#x3B8,&amp;#x3B9,&amp;#x3BA,&amp;#x3BB,&amp;#x3BC,&amp;#x3BD,&amp;#x3BE,&amp;#x3BF,&amp;#x3C0,&amp;#x3C1,&amp;#x3C3,&amp;#x3C4,&amp;#x3C5,&amp;#x3C6,&amp;#x3C7,&amp;#x3C8,&amp;#x3C9,&amp;#x2018,&amp;#x2019,&amp;#x201C,&amp;#x201D,&amp;#x26,&amp;#x3C,&amp;#xF7,&amp;#xD7,&amp;#x3E,&amp;#xAE,&amp;#xA9,&amp;#x20AC,&amp;#xA3,&amp;#xA5,&amp;#xA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7T21:53:57.732000000</meta:creation-date>
    <dc:date>2017-06-27T21:58:39.054000000</dc:date>
    <meta:editing-duration>PT4M42S</meta:editing-duration>
    <meta:editing-cycles>1</meta:editing-cycles>
    <meta:document-statistic meta:table-count="0" meta:image-count="0" meta:object-count="0" meta:page-count="1" meta:paragraph-count="1" meta:word-count="1" meta:character-count="1135" meta:non-whitespace-character-count="1135"/>
    <meta:generator>LibreOffice/5.2.5.1$Windows_x86 LibreOffice_project/0312e1a284a7d50ca85a365c316c7abbf20a4d22</meta:generator>
  </office:meta>
</office:document-meta>
</file>